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12C000000E10D06775F02F7298BD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abelStone Han" svg:font-family="'BabelStone Han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4.691cm" svg:x="0.163cm" svg:y="0.252cm">
          <draw:image xlink:href="Pictures/10000000000012C000000E10D06775F02F7298BD.png" xlink:type="simple" xlink:show="embed" xlink:actuate="onLoad" draw:mime-type="image/png">
            <text:p/>
          </draw:image>
        </draw:frame>
        <draw:frame draw:style-name="gr2" draw:text-style-name="P2" draw:layer="layout" svg:width="1cm" svg:height="0.962cm" svg:x="6.16cm" svg:y="11.134cm">
          <draw:text-box>
            <text:p text:style-name="P1">a</text:p>
          </draw:text-box>
        </draw:frame>
        <draw:frame draw:style-name="gr3" draw:text-style-name="P2" draw:layer="layout" svg:width="1.25cm" svg:height="1.673cm" svg:x="7.56cm" svg:y="11.234cm">
          <draw:text-box>
            <text:p text:style-name="P1">ab</text:p>
          </draw:text-box>
        </draw:frame>
        <draw:frame draw:style-name="gr2" draw:text-style-name="P2" draw:layer="layout" svg:width="1.5cm" svg:height="0.962cm" svg:x="15.16cm" svg:y="-0.166cm">
          <draw:text-box>
            <text:p text:style-name="P1">c</text:p>
          </draw:text-box>
        </draw:frame>
        <draw:frame draw:style-name="gr2" draw:text-style-name="P2" draw:layer="layout" svg:width="1.34cm" svg:height="0.962cm" svg:x="18.26cm" svg:y="1.234cm">
          <draw:text-box>
            <text:p text:style-name="P1">bc</text:p>
          </draw:text-box>
        </draw:frame>
        <draw:frame draw:style-name="gr2" draw:text-style-name="P2" draw:layer="layout" svg:width="1.75cm" svg:height="0.962cm" svg:x="16.56cm" svg:y="5.234cm">
          <draw:text-box>
            <text:p text:style-name="P1">ab</text:p>
          </draw:text-box>
        </draw:frame>
        <draw:frame draw:style-name="gr4" draw:text-style-name="P2" draw:layer="layout" svg:width="2cm" svg:height="2.384cm" svg:x="8.76cm" svg:y="9.934cm">
          <draw:text-box>
            <text:p text:style-name="P1">abc</text:p>
          </draw:text-box>
        </draw:frame>
        <draw:frame draw:style-name="gr2" draw:text-style-name="P2" draw:layer="layout" svg:width="2cm" svg:height="0.962cm" svg:x="10.26cm" svg:y="3.934cm">
          <draw:text-box>
            <text:p text:style-name="P1">abc</text:p>
          </draw:text-box>
        </draw:frame>
        <draw:frame draw:style-name="gr2" draw:text-style-name="P2" draw:layer="layout" svg:width="2cm" svg:height="0.962cm" svg:x="11.86cm" svg:y="3.034cm">
          <draw:text-box>
            <text:p text:style-name="P1">abc</text:p>
          </draw:text-box>
        </draw:frame>
        <draw:frame draw:style-name="gr2" draw:text-style-name="P2" draw:layer="layout" svg:width="2cm" svg:height="0.962cm" svg:x="13.36cm" svg:y="1.834cm">
          <draw:text-box>
            <text:p text:style-name="P1">abc</text:p>
          </draw:text-box>
        </draw:frame>
        <draw:frame draw:style-name="gr2" draw:text-style-name="P2" draw:layer="layout" svg:width="2cm" svg:height="0.962cm" svg:x="4.16cm" svg:y="8.534cm">
          <draw:text-box>
            <text:p text:style-name="P1">abc</text:p>
          </draw:text-box>
        </draw:frame>
        <draw:frame draw:style-name="gr2" draw:text-style-name="P2" draw:layer="layout" svg:width="2cm" svg:height="0.962cm" svg:x="2.66cm" svg:y="9.334cm">
          <draw:text-box>
            <text:p text:style-name="P1">abc</text:p>
          </draw:text-box>
        </draw:frame>
        <draw:frame draw:style-name="gr2" draw:text-style-name="P2" draw:layer="layout" svg:width="2cm" svg:height="0.962cm" svg:x="1.06cm" svg:y="11.134cm">
          <draw:text-box>
            <text:p text:style-name="P1">abc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abelStone Han" svg:font-family="'BabelStone Han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abelStone Han" style:font-family-asian="'BabelStone Han'" style:font-family-generic-asian="system" style:font-pitch-asian="variable" style:font-size-asian="18pt" style:font-style-asian="normal" style:font-weight-asian="normal" style:font-name-complex="Roboto" style:font-family-complex="Roboto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08T01:38:44.944480977</dc:date>
    <meta:editing-duration>PT5H59M57S</meta:editing-duration>
    <meta:editing-cycles>2</meta:editing-cycles>
    <meta:generator>LibreOffice/7.5.4.1$Linux_X86_64 LibreOffice_project/50$Build-1</meta:generator>
    <meta:document-statistic meta:object-count="13"/>
  </office:meta>
</office:document-meta>
</file>